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1819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/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 table:number-columns-repeated="2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10" table:default-cell-style-name="ce12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number-columns-repeated="4"/>
          <table:table-cell table:style-name="ce135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869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3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 table:number-columns-repeated="2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 table:number-columns-repeated="2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 table:number-columns-repeated="2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18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0"/>
        <table:table-column table:style-name="co25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6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7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5"/>
          <table:table-cell table:style-name="ce137" office:value-type="string" calcext:value-type="string" table:number-columns-spanned="5" table:number-rows-spanned="1">
            <text:p>Formative Assessments <text:s/>==&gt;</text:p>
          </table:table-cell>
          <table:covered-table-cell table:style-name="ce137"/>
          <table:covered-table-cell table:style-name="Default"/>
          <table:covered-table-cell table:number-columns-repeated="2"/>
          <table:table-cell table:style-name="ce135"/>
          <table:table-cell table:number-columns-repeated="875"/>
        </table:table-row>
        <table:table-row table:style-name="ro7">
          <table:table-cell table:number-columns-repeated="896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/>
          <table:table-cell table:style-name="ce78" table:number-columns-repeated="868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style-name="ce142"/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/>
          <table:table-cell table:style-name="ce132"/>
          <table:table-cell/>
          <table:table-cell table:style-name="ce138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/>
          <table:table-cell table:style-name="ce132"/>
          <table:table-cell table:style-name="ce138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5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 table:style-name="Default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/>
          <table:table-cell table:style-name="ce139"/>
          <table:table-cell table:style-name="ce133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 table:number-columns-repeated="2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table:number-columns-repeated="2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 table:number-columns-repeated="2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table:number-columns-repeated="2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5"/>
        </table:table-row>
        <table:table-row table:style-name="ro1">
          <table:table-cell table:number-columns-repeated="896"/>
        </table:table-row>
        <table:table-row table:style-name="ro1">
          <table:table-cell table:number-columns-repeated="4"/>
          <table:table-cell table:style-name="ce118"/>
          <table:table-cell table:number-columns-repeated="891"/>
        </table:table-row>
        <table:table-row table:style-name="ro1" table:number-rows-repeated="1048542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1T19:30:41.146247188</dc:date>
    <meta:editing-duration>P2DT17H7M43S</meta:editing-duration>
    <meta:editing-cycles>504</meta:editing-cycles>
    <meta:generator>LibreOffice/7.3.7.2$Linux_X86_64 LibreOffice_project/30$Build-2</meta:generator>
    <meta:document-statistic meta:table-count="3" meta:cell-count="749" meta:object-count="0"/>
  </office:meta>
</office:document-meta>
</file>